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941" officeooo:paragraph-rsid="000af0ad"/>
    </style:style>
    <style:style style:name="P2" style:family="paragraph" style:parent-style-name="Standard">
      <style:text-properties officeooo:rsid="0013d79b" officeooo:paragraph-rsid="000af0ad"/>
    </style:style>
    <style:style style:name="P3" style:family="paragraph" style:parent-style-name="Standard">
      <style:text-properties officeooo:rsid="000af0ad" officeooo:paragraph-rsid="000af0ad"/>
    </style:style>
    <style:style style:name="P4" style:family="paragraph" style:parent-style-name="Standard">
      <style:text-properties officeooo:rsid="000af0ad" officeooo:paragraph-rsid="000e1906"/>
    </style:style>
    <style:style style:name="P5" style:family="paragraph" style:parent-style-name="Standard">
      <style:paragraph-properties fo:text-align="center" style:justify-single-word="false"/>
      <style:text-properties officeooo:rsid="000c8e4d" officeooo:paragraph-rsid="000c8e4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8e4d" officeooo:paragraph-rsid="000c8e4d" style:font-weight-asian="bold" style:font-weight-complex="bold"/>
    </style:style>
    <style:style style:name="P7" style:family="paragraph" style:parent-style-name="Standard">
      <style:text-properties fo:font-weight="bold" officeooo:rsid="000e1906" officeooo:paragraph-rsid="000e190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e94db" officeooo:paragraph-rsid="000e94d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ccf47" officeooo:paragraph-rsid="000e94d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e94db" officeooo:paragraph-rsid="000e94d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2f31" officeooo:paragraph-rsid="000f2f3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f5f6a" officeooo:paragraph-rsid="000f5f6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9068" officeooo:paragraph-rsid="00109068" style:font-weight-asian="normal" style:font-weight-complex="normal"/>
    </style:style>
    <style:style style:name="P14" style:family="paragraph" style:parent-style-name="Standard" style:list-style-name="L1">
      <style:text-properties officeooo:rsid="000af0ad" officeooo:paragraph-rsid="000af0ad"/>
    </style:style>
    <style:style style:name="P15" style:family="paragraph" style:parent-style-name="Standard" style:list-style-name="L2">
      <style:text-properties officeooo:rsid="000af0ad" officeooo:paragraph-rsid="000af0ad"/>
    </style:style>
    <style:style style:name="P16" style:family="paragraph" style:parent-style-name="Standard">
      <style:text-properties fo:font-weight="normal" officeooo:rsid="000e1906" officeooo:paragraph-rsid="000e190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f5f6a" officeooo:paragraph-rsid="000f5f6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fc27" officeooo:paragraph-rsid="0010fc2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0fc27" officeooo:paragraph-rsid="001161a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1a69c" officeooo:paragraph-rsid="0011a69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209ef" officeooo:paragraph-rsid="001209e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09068" officeooo:paragraph-rsid="0010906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3023c" officeooo:paragraph-rsid="0013023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f2f31" officeooo:paragraph-rsid="00143b8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43b89" officeooo:paragraph-rsid="00143b8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43b89" officeooo:paragraph-rsid="00159fa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59fa5" officeooo:paragraph-rsid="00159fa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68941" officeooo:paragraph-rsid="0016894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8507f" officeooo:paragraph-rsid="0018507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0fc27" officeooo:paragraph-rsid="0010fc27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0e94db" officeooo:paragraph-rsid="000e94db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1ccf47" officeooo:paragraph-rsid="000e94db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3023c" officeooo:paragraph-rsid="0013023c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143b89" officeooo:paragraph-rsid="00143b8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159fa5" officeooo:paragraph-rsid="00159fa5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8507f" officeooo:paragraph-rsid="0018507f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1209ef" officeooo:paragraph-rsid="001209e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121ec9" officeooo:paragraph-rsid="00121ec9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143b89" officeooo:paragraph-rsid="00143b8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143b89" officeooo:paragraph-rsid="00159fa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bold" officeooo:rsid="00121ec9" officeooo:paragraph-rsid="00121ec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0ad" style:font-weight-asian="bold" style:font-weight-complex="bold"/>
    </style:style>
    <style:style style:name="T3" style:family="text">
      <style:text-properties officeooo:rsid="000af0a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61a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43b89"/>
    </style:style>
    <style:style style:name="T8" style:family="text">
      <style:text-properties officeooo:rsid="00159fa5"/>
    </style:style>
    <style:style style:name="T9" style:family="text">
      <style:text-properties officeooo:rsid="0015f5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4</text:span>- <text:span text:style-name="T1">[</text:span><text:span text:style-name="T2">ALCANCE</text:span><text:span text:style-name="T1">]</text:span></text:p>
      <text:p text:style-name="P1">Consigna: <text:span text:style-name="T3">Determine si los siguientes lenguajes tienen alcance estático o alcance dinámico: </text:span></text:p>
      <text:list xml:id="list2609867102495303785" text:style-name="L1">
        <text:list-item>
          <text:p text:style-name="P14">Python, </text:p>
        </text:list-item>
        <text:list-item>
          <text:p text:style-name="P14">Haskell</text:p>
        </text:list-item>
        <text:list-item>
          <text:p text:style-name="P14">Java</text:p>
        </text:list-item>
      </text:list>
      <text:list xml:id="list1301923307222894596" text:style-name="L2">
        <text:list-item>
          <text:p text:style-name="P15">Scala </text:p>
        </text:list-item>
        <text:list-item>
          <text:p text:style-name="P15">C</text:p>
        </text:list-item>
        <text:list-item>
          <text:p text:style-name="P15">Javascript</text:p>
        </text:list-item>
        <text:list-item>
          <text:p text:style-name="P15">Ruby.</text:p>
        </text:list-item>
      </text:list>
      <text:p text:style-name="P3"/>
      <text:p text:style-name="P4">Para cada uno de estos lenguajes, cree un programa (simple) que lo demuestre.</text:p>
      <text:p text:style-name="P4"/>
      <text:p text:style-name="P4"/>
      <text:p text:style-name="P7">Definición.</text:p>
      <text:p text:style-name="P7"/>
      <text:p text:style-name="P7">Alcance Estático: <text:span text:style-name="T4">El valor de las variables globales se obtiene del bloque inmediatamente contenedor.</text:span></text:p>
      <text:p text:style-name="P16"/>
      <text:p text:style-name="P7">Alcance Dinámico: <text:span text:style-name="T4">El valor de las variables globales se obtiene del </text:span>activation record<text:span text:style-name="T4"> más reciente.</text:span></text:p>
      <text:p text:style-name="P7"/>
      <text:p text:style-name="P3"/>
      <text:p text:style-name="P6">Python.</text:p>
      <text:p text:style-name="P8"/>
      <text:p text:style-name="P8">Código.</text:p>
      <text:p text:style-name="P8"/>
      <text:p text:style-name="P8">global_var = 1 </text:p>
      <text:p text:style-name="P8"/>
      <text:p text:style-name="P10">def function_a(z): </text:p>
      <text:p text:style-name="P10"><text:tab/>print "function_a, z-&gt; ", z </text:p>
      <text:p text:style-name="P10"><text:tab/>print "function_a, global_var-&gt; ", global_var </text:p>
      <text:p text:style-name="P10"><text:tab/>print "return: ", (global_var+z) </text:p>
      <text:p text:style-name="P10"><text:tab/>return (global_var + z) </text:p>
      <text:p text:style-name="P10"/>
      <text:p text:style-name="P10">def function_b(y): </text:p>
      <text:p text:style-name="P10"><text:tab/>print "function_b, y-&gt; ", y </text:p>
      <text:p text:style-name="P10"><text:tab/>global global_var </text:p>
      <text:p text:style-name="P10"><text:tab/>global_var = y+1 </text:p>
      <text:p text:style-name="P10"><text:tab/>print "function_b, global_var-&gt; ", global_var </text:p>
      <text:p text:style-name="P10"><text:tab/>print "function_b, return: ", (global_var * y) </text:p>
      <text:p text:style-name="P10"><text:tab/>return function_a(global_var * y) </text:p>
      <text:p text:style-name="P10"/>
      <text:p text:style-name="P10">function_b(3)</text:p>
      <text:p text:style-name="P8"/>
      <text:p text:style-name="P9">La salida en pantalla que se obtuvo al ejecutar el código es:</text:p>
      <text:p text:style-name="P9"/>
      <text:p text:style-name="P10">function_b, y-&gt; <text:s/>3 </text:p>
      <text:p text:style-name="P10">function_b, global_var-&gt; <text:s/>4 </text:p>
      <text:p text:style-name="P10">function_b, return: <text:s/>12 </text:p>
      <text:p text:style-name="P10">function_a, z-&gt; <text:s/>12 </text:p>
      <text:p text:style-name="P10">function_a, global_var-&gt; <text:s/>4 </text:p>
      <text:p text:style-name="P10">return: <text:s/>16 </text:p>
      <text:p text:style-name="P8"><text:soft-page-break/>Explicación.</text:p>
      <text:p text:style-name="P8"/>
      <text:p text:style-name="P20">El programa comienza definiendo una variable 'x' con alcance para todo el bloque de la función 'execute()', cuando se ejecuta, esta función llama a 'fun_b()', en ella se define una variable 'x' con un alcance solo para la función 'fun_b()' y se termina llamando a la función 'fun_a()', aquí se pide que se imprima el valor de x el cual toma de la variable del bloque contenedor y no del ultimo activation record. </text:p>
      <text:p text:style-name="P20">De esta forma se demuestra que Python tiene alcance ESTÁTICO.</text:p>
      <text:p text:style-name="P6"/>
      <text:p text:style-name="P6"/>
      <text:p text:style-name="P6">Haskell.</text:p>
      <text:p text:style-name="P6"/>
      <text:p text:style-name="P8">Código.</text:p>
      <text:p text:style-name="P8"/>
      <text:p text:style-name="P28">import System.IO</text:p>
      <text:p text:style-name="P28">y = 1</text:p>
      <text:p text:style-name="P28">function_a :: Integer -&gt; IO Integer</text:p>
      <text:p text:style-name="P28">function_a z = </text:p>
      <text:p text:style-name="P28"><text:s text:c="4"/>do</text:p>
      <text:p text:style-name="P28"><text:s text:c="8"/>print("el valor de 'z' en function_a es: ")</text:p>
      <text:p text:style-name="P28"><text:s text:c="8"/>print(z)</text:p>
      <text:p text:style-name="P28"><text:s text:c="8"/>print("el valor de 'y' en function_a es: ")</text:p>
      <text:p text:style-name="P28"><text:s text:c="8"/>print(y)</text:p>
      <text:p text:style-name="P28"><text:s text:c="8"/>return z</text:p>
      <text:p text:style-name="P28"></text:p>
      <text:p text:style-name="P28"></text:p>
      <text:p text:style-name="P28">function_b :: Integer -&gt; IO Integer</text:p>
      <text:p text:style-name="P28">function_b z =</text:p>
      <text:p text:style-name="P28"><text:s text:c="4"/>do</text:p>
      <text:p text:style-name="P28"><text:s text:c="8"/>let y = 3</text:p>
      <text:p text:style-name="P28"><text:s text:c="8"/>res &lt;- function_a(y+z)</text:p>
      <text:p text:style-name="P28"><text:s text:c="8"/>return res</text:p>
      <text:p text:style-name="P28"></text:p>
      <text:p text:style-name="P28"></text:p>
      <text:p text:style-name="P28">main =</text:p>
      <text:p text:style-name="P28"><text:s text:c="4"/>do</text:p>
      <text:p text:style-name="P28"><text:s text:c="8"/>let y = 2</text:p>
      <text:p text:style-name="P28"><text:s text:c="8"/>function_b y</text:p>
      <text:p text:style-name="P8"/>
      <text:p text:style-name="P8"/>
      <text:p text:style-name="P9">La salida en pantalla que se obtuvo al ejecutar el código es:</text:p>
      <text:p text:style-name="P9"/>
      <text:p text:style-name="P28">"el valor de 'z' en function_a es: "</text:p>
      <text:p text:style-name="P28">5</text:p>
      <text:p text:style-name="P28">"el valor de 'y' en function_a es: "</text:p>
      <text:p text:style-name="P28">1</text:p>
      <text:p text:style-name="P28"/>
      <text:p text:style-name="P28"/>
      <text:p text:style-name="P36">Explicación.</text:p>
      <text:p text:style-name="P36"/>
      <text:p text:style-name="P29">Haskell es de alcance Estático, esto se demuestra de la siguiente manera.</text:p>
      <text:p text:style-name="P29">En el programa principal, se ejecuta la función 'main', esta llama a 'function_b y' donde 'y' vale 2.</text:p>
      <text:p text:style-name="P36"><text:soft-page-break/><text:span text:style-name="T4">'function_b' crea una variable nueva 'y' y le asigna el valor 3. Seguido a esto se llama a 'function_a' que se ocupa de imprimir la variable 'y'.</text:span></text:p>
      <text:p text:style-name="P36"><text:span text:style-name="T4">La variable 'y' toma el valor de la definida en el bloque contenedor, de esta forma demostramos que Haskell es de alcance Estático. </text:span></text:p>
      <text:p text:style-name="P6"/>
      <text:p text:style-name="P6">Java.</text:p>
      <text:p text:style-name="P6"/>
      <text:p text:style-name="P8">Código.</text:p>
      <text:p text:style-name="P8"/>
      <text:p text:style-name="P24"><text:span text:style-name="T7">class Scope {</text:span></text:p>
      <text:p text:style-name="P24"><text:span text:style-name="T7"><text:s text:c="4"/></text:span></text:p>
      <text:p text:style-name="P24"><text:span text:style-name="T7"><text:s text:c="4"/>int y = 1;</text:span></text:p>
      <text:p text:style-name="P24"><text:span text:style-name="T7"><text:s text:c="4"/>int fun_print(int z) {</text:span></text:p>
      <text:p text:style-name="P24"><text:span text:style-name="T7"><text:s text:c="8"/>System.out.format("El valor de y es: %d\n", z);</text:span></text:p>
      <text:p text:style-name="P24"><text:span text:style-name="T7"><text:s text:c="8"/>System.out.format("El valor de y es: %d\n", y);</text:span></text:p>
      <text:p text:style-name="P24"><text:span text:style-name="T7"><text:s text:c="8"/>System.out.format("Java tiene alcance Estático\n");</text:span></text:p>
      <text:p text:style-name="P24"><text:span text:style-name="T7"><text:s text:c="8"/>return z;</text:span></text:p>
      <text:p text:style-name="P24"><text:span text:style-name="T7"><text:s text:c="4"/>}</text:span></text:p>
      <text:p text:style-name="P24"><text:span text:style-name="T7"></text:span></text:p>
      <text:p text:style-name="P24"><text:span text:style-name="T7"><text:s text:c="4"/>int fun_write(int z){</text:span></text:p>
      <text:p text:style-name="P24"><text:span text:style-name="T7"><text:s text:c="8"/>int y = 3;</text:span></text:p>
      <text:p text:style-name="P24"><text:span text:style-name="T7"><text:s text:c="8"/>System.out.format("El valor de y en fun_write es: %d\n", y);</text:span></text:p>
      <text:p text:style-name="P24"><text:span text:style-name="T7"><text:s text:c="8"/>return fun_print(y + z);</text:span></text:p>
      <text:p text:style-name="P24"><text:span text:style-name="T7"><text:s text:c="4"/>}</text:span></text:p>
      <text:p text:style-name="P24"><text:span text:style-name="T7"></text:span></text:p>
      <text:p text:style-name="P24"><text:span text:style-name="T7"><text:s text:c="4"/>public static void main (String args[]) {</text:span></text:p>
      <text:p text:style-name="P24"><text:span text:style-name="T7"><text:s text:c="8"/></text:span></text:p>
      <text:p text:style-name="P24"><text:span text:style-name="T7"><text:s text:c="8"/>int y = 2;</text:span></text:p>
      <text:p text:style-name="P24"><text:span text:style-name="T7"><text:s text:c="8"/>System.out.format("El valor de y en main es: %d\n", y);</text:span></text:p>
      <text:p text:style-name="P24"><text:span text:style-name="T7"><text:s text:c="8"/>Scope a = new Scope();</text:span></text:p>
      <text:p text:style-name="P24"><text:span text:style-name="T7"><text:s text:c="8"/>a.fun_write(y);</text:span></text:p>
      <text:p text:style-name="P24"><text:span text:style-name="T7"><text:s text:c="2"/>}</text:span></text:p>
      <text:p text:style-name="P24"><text:span text:style-name="T7">}</text:span> </text:p>
      <text:p text:style-name="P11"/>
      <text:p text:style-name="P8"/>
      <text:p text:style-name="P9">La salida en pantalla que se obtuvo al ejecutar el código es:</text:p>
      <text:p text:style-name="P9"/>
      <text:p text:style-name="P25">El valor de y en main es: 2</text:p>
      <text:p text:style-name="P25">El valor de y en fun_write es: 3</text:p>
      <text:p text:style-name="P25">El valor de y es: 5</text:p>
      <text:p text:style-name="P25">El valor de y es: 1</text:p>
      <text:p text:style-name="P25">Java tiene alcance Estático</text:p>
      <text:p text:style-name="P25"/>
      <text:p text:style-name="P34">Explicación.</text:p>
      <text:p text:style-name="P34"/>
      <text:p text:style-name="P25">Se define una variable (y=1) con alcance de todos los bloques<text:span text:style-name="T6">.</text:span></text:p>
      <text:p text:style-name="P39">Luego en la función <text:span text:style-name="T9">'</text:span>main<text:span text:style-name="T9">'</text:span> se llama a <text:span text:style-name="T9">'</text:span>fun_write(y)<text:span text:style-name="T9">'</text:span> con <text:span text:style-name="T9">'</text:span>y<text:span text:style-name="T9">'</text:span> definido de forma local, tiene alcance solo en la función <text:span text:style-name="T9">'</text:span>main<text:span text:style-name="T9">'</text:span>, en <text:span text:style-name="T9">'</text:span>fun_write<text:span text:style-name="T9">'</text:span> se define una nueva variable <text:span text:style-name="T9">'</text:span>y<text:span text:style-name="T9">'</text:span> con el valor de 3 y luego devuelve la función <text:span text:style-name="T9">'</text:span>fun_print<text:span text:style-name="T9">'</text:span> quien tiene que imprimir la variable 'y'.</text:p>
      <text:p text:style-name="P39">Imprime el valor obtenido de la variable del bloque contenedor. </text:p>
      <text:p text:style-name="P39">Por lo tanto es de alcance ESTÁTICO</text:p>
      <text:p text:style-name="P6"/>
      <text:p text:style-name="P6"><text:soft-page-break/></text:p>
      <text:p text:style-name="P6">Scala.</text:p>
      <text:p text:style-name="P6"/>
      <text:p text:style-name="P8">Código.</text:p>
      <text:p text:style-name="P8"/>
      <text:p text:style-name="P27">object Scope {</text:p>
      <text:p text:style-name="P27"><text:s text:c="4"/></text:p>
      <text:p text:style-name="P27"><text:s text:c="4"/>var y : Int = 0;</text:p>
      <text:p text:style-name="P27"><text:s text:c="4"/>def fun_print(z: Int) {</text:p>
      <text:p text:style-name="P27"><text:s text:c="8"/>println("El valor de z en fun_print es: " + z);</text:p>
      <text:p text:style-name="P27"><text:s text:c="8"/>println("El valor de y en fun_print es: " + y);</text:p>
      <text:p text:style-name="P27"><text:s text:c="8"/>println("Java tiene alcance Estático");</text:p>
      <text:p text:style-name="P27"><text:s text:c="4"/>}</text:p>
      <text:p text:style-name="P27"></text:p>
      <text:p text:style-name="P27"><text:s text:c="4"/>def rewrite(z: Int){</text:p>
      <text:p text:style-name="P27"><text:s text:c="8"/>var y : Int = 3;</text:p>
      <text:p text:style-name="P27"><text:s text:c="8"/>println("El valor de y en rewrite es: " + y);</text:p>
      <text:p text:style-name="P27"><text:s text:c="8"/>return fun_print(y + z);</text:p>
      <text:p text:style-name="P27"><text:s text:c="4"/>}</text:p>
      <text:p text:style-name="P27"></text:p>
      <text:p text:style-name="P27"><text:s text:c="4"/>def main(args: Array[String]) {</text:p>
      <text:p text:style-name="P27"></text:p>
      <text:p text:style-name="P27"><text:s text:c="8"/>// val a = new Alcance()</text:p>
      <text:p text:style-name="P27"><text:s text:c="8"/>var y : Int = 2</text:p>
      <text:p text:style-name="P27"><text:s text:c="8"/>println(" la variable y en main vale: " + y);</text:p>
      <text:p text:style-name="P27"><text:s text:c="8"/>rewrite(y)</text:p>
      <text:p text:style-name="P27"><text:s text:c="4"/>}</text:p>
      <text:p text:style-name="P27">}</text:p>
      <text:p text:style-name="P8"/>
      <text:p text:style-name="P9">La salida en pantalla que se obtuvo al ejecutar el código es:</text:p>
      <text:p text:style-name="P9"/>
      <text:p text:style-name="P27">la variable y en main vale: 2</text:p>
      <text:p text:style-name="P27">El valor de y en rewrite es: 3</text:p>
      <text:p text:style-name="P27">El valor de z en fun_print es: 5</text:p>
      <text:p text:style-name="P27">El valor de y en fun_print es: 0</text:p>
      <text:p text:style-name="P27">Java tiene alcance Estático</text:p>
      <text:p text:style-name="P27"/>
      <text:p text:style-name="P35">Explicación.</text:p>
      <text:p text:style-name="P35"/>
      <text:p text:style-name="P26">Se define una variable (y=<text:span text:style-name="T8">0</text:span>) con alcance de todos los bloques<text:span text:style-name="T6">.</text:span></text:p>
      <text:p text:style-name="P40">Luego en la función <text:span text:style-name="T8">'</text:span>main<text:span text:style-name="T8">'</text:span> se llama a <text:span text:style-name="T8">'re</text:span>write(y)<text:span text:style-name="T8">'</text:span> con <text:span text:style-name="T8">'</text:span>y<text:span text:style-name="T8">'</text:span> definido de forma local, tiene alcance solo en la función main, en <text:span text:style-name="T8">'re</text:span>write<text:span text:style-name="T8">'</text:span> se define una nueva variable <text:span text:style-name="T8">'</text:span>y<text:span text:style-name="T8">'</text:span> con el valor de 3 y luego devuelve la función <text:span text:style-name="T8">'</text:span>fun_print<text:span text:style-name="T8">'</text:span> quien tiene que imprimir la variable 'y'.</text:p>
      <text:p text:style-name="P40">Imprime el valor obtenido de la variable del bloque contenedor. </text:p>
      <text:p text:style-name="P40">Por lo tanto es de alcance ESTÁTICO</text:p>
      <text:p text:style-name="P35"/>
      <text:p text:style-name="P35"/>
      <text:p text:style-name="P6"/>
      <text:p text:style-name="P6"/>
      <text:p text:style-name="P6">C.</text:p>
      <text:p text:style-name="P6"/>
      <text:p text:style-name="P8">Código.</text:p>
      <text:p text:style-name="P8"><text:soft-page-break/></text:p>
      <text:p text:style-name="P12">#include &lt;stdio.h&gt; </text:p>
      <text:p text:style-name="P12"/>
      <text:p text:style-name="P12">int global = 1; </text:p>
      <text:p text:style-name="P12"/>
      <text:p text:style-name="P12">int function_a(int z){ </text:p>
      <text:p text:style-name="P12"><text:s text:c="4"/>printf("en function_a 'z' vale: %d\n",z); </text:p>
      <text:p text:style-name="P12"><text:s text:c="4"/>printf("en function_a 'global' vale: %d\n",global); </text:p>
      <text:p text:style-name="P12"><text:s text:c="4"/>printf("como 'global' vale 4 entonces tomo el valor del bloque en function_b\n"); </text:p>
      <text:p text:style-name="P12"><text:s text:c="4"/>printf("entonces C tiene un ALCANCE ESTATICO\n"); </text:p>
      <text:p text:style-name="P12"><text:s text:c="4"/>return z + global; </text:p>
      <text:p text:style-name="P12">} </text:p>
      <text:p text:style-name="P12"/>
      <text:p text:style-name="P12">int function_b(int y){ </text:p>
      <text:p text:style-name="P12"><text:s text:c="4"/>printf("\nen function_b 'y' vale: %d\n",y); </text:p>
      <text:p text:style-name="P12"><text:s text:c="4"/>int global = y+1; </text:p>
      <text:p text:style-name="P12"><text:s text:c="4"/>printf("'global' es local para function_b y vale: %d\n\n",global); </text:p>
      <text:p text:style-name="P12"><text:s text:c="4"/>return (function_a(global*y)); </text:p>
      <text:p text:style-name="P12">} </text:p>
      <text:p text:style-name="P12"/>
      <text:p text:style-name="P12">int main(void){ </text:p>
      <text:p text:style-name="P12"><text:s text:c="4"/>int res = 0; </text:p>
      <text:p text:style-name="P12"><text:s text:c="4"/>res = function_b(3); </text:p>
      <text:p text:style-name="P12"><text:s text:c="4"/>printf("%d\n\n",res); </text:p>
      <text:p text:style-name="P12"><text:s/></text:p>
      <text:p text:style-name="P12"><text:s text:c="4"/>return 0; </text:p>
      <text:p text:style-name="P12">}</text:p>
      <text:p text:style-name="P8"/>
      <text:p text:style-name="P9">La salida en pantalla que se obtuvo al ejecutar el código es:</text:p>
      <text:p text:style-name="P9"/>
      <text:p text:style-name="P12">en function_b 'y' vale: 3 </text:p>
      <text:p text:style-name="P12">'global' es local para function_b y vale: 4 </text:p>
      <text:p text:style-name="P12"/>
      <text:p text:style-name="P12">en function_a 'z' vale: 12 </text:p>
      <text:p text:style-name="P12">en function_a 'global' vale: 1 </text:p>
      <text:p text:style-name="P12">como 'global' vale 4 entonces tomo el valor del bloque en function_b </text:p>
      <text:p text:style-name="P12">entonces C tiene un ALCANCE ESTATICO </text:p>
      <text:p text:style-name="P12">13</text:p>
      <text:p text:style-name="P12"/>
      <text:p text:style-name="P30">Explicación.</text:p>
      <text:p text:style-name="P30"/>
      <text:p text:style-name="P18">Se declara una variable global (int global) el alcance que tiene es sobre todas las demás funciones.</text:p>
      <text:p text:style-name="P18">Cuando se llama a main(), esta llama a 'function_b', en esta, se declara una variable nueva 'global', esta variable solo tiene alcance dentro de la función que retorna a la función 'function_a'.</text:p>
      <text:p text:style-name="P19">En 'function_a' la variable 'global' puede tener el valor que tomo de su ultimo activation record, valor que toma de 'function_b' ó toma el valor del bloque contenedor, la variable <text:span text:style-name="T5">global.</text:span></text:p>
      <text:p text:style-name="P19"><text:span text:style-name="T5">En el caso de C, toma elvalor del bloque contenedor por lo que tiene alcance ESTÁTICO.</text:span> </text:p>
      <text:p text:style-name="P18"/>
      <text:p text:style-name="P6"/>
      <text:p text:style-name="P6"/>
      <text:p text:style-name="P6">JavaScript.</text:p>
      <text:p text:style-name="P6"/>
      <text:p text:style-name="P8"><text:soft-page-break/>Código.</text:p>
      <text:p text:style-name="P8"/>
      <text:p text:style-name="P21">&lt;!DOCTYPE html&gt;</text:p>
      <text:p text:style-name="P21">&lt;html&gt;</text:p>
      <text:p text:style-name="P21"><text:s text:c="4"/>&lt;body&gt;</text:p>
      <text:p text:style-name="P21"></text:p>
      <text:p text:style-name="P21"><text:s text:c="8"/>&lt;h1&gt;Alcance en JavaScript&lt;/h1&gt;</text:p>
      <text:p text:style-name="P21"><text:s text:c="8"/>&lt;p&gt;JavaScript tiene Estático.&lt;/p&gt;</text:p>
      <text:p text:style-name="P21"></text:p>
      <text:p text:style-name="P21"><text:s text:c="8"/>&lt;script&gt;</text:p>
      <text:p text:style-name="P21"><text:s text:c="8"/>var x = 5</text:p>
      <text:p text:style-name="P21"></text:p>
      <text:p text:style-name="P21"><text:s text:c="8"/>window.alert(fun_b(x));</text:p>
      <text:p text:style-name="P21"></text:p>
      <text:p text:style-name="P21"><text:s text:c="8"/>function fun_a(z) {</text:p>
      <text:p text:style-name="P21"><text:s text:c="12"/>window.alert("estoy en fun_a");</text:p>
      <text:p text:style-name="P21"><text:s text:c="12"/>window.alert(z);</text:p>
      <text:p text:style-name="P21"><text:s text:c="12"/>window.alert("x vale en fun_a");</text:p>
      <text:p text:style-name="P21"><text:s text:c="12"/>window.alert(x);</text:p>
      <text:p text:style-name="P21"><text:s text:c="12"/>window.alert("sali en fun_a");</text:p>
      <text:p text:style-name="P21"><text:s text:c="12"/>return x;</text:p>
      <text:p text:style-name="P21"><text:s text:c="8"/>}</text:p>
      <text:p text:style-name="P21"></text:p>
      <text:p text:style-name="P21"/>
      <text:p text:style-name="P21"><text:s text:c="8"/>function fun_b(y) {</text:p>
      <text:p text:style-name="P21"><text:s text:c="12"/>var x = 10;</text:p>
      <text:p text:style-name="P21"><text:s text:c="12"/>window.alert("estoy en fun_b");</text:p>
      <text:p text:style-name="P21"><text:s text:c="12"/>window.alert(x);</text:p>
      <text:p text:style-name="P21"><text:s text:c="12"/>window.alert("sali en fun_b");</text:p>
      <text:p text:style-name="P21"><text:s text:c="12"/>return fun_a(x);</text:p>
      <text:p text:style-name="P21"></text:p>
      <text:p text:style-name="P21"><text:s text:c="8"/>}</text:p>
      <text:p text:style-name="P21"></text:p>
      <text:p text:style-name="P21"><text:s text:c="8"/>&lt;/script&gt;</text:p>
      <text:p text:style-name="P21"></text:p>
      <text:p text:style-name="P21"><text:s text:c="4"/>&lt;/body&gt;</text:p>
      <text:p text:style-name="P21">&lt;/html&gt;</text:p>
      <text:p text:style-name="P8"/>
      <text:p text:style-name="P9">La salida en pantalla que se obtuvo al ejecutar el código es:</text:p>
      <text:p text:style-name="P9"/>
      <text:p text:style-name="P37">estoy en fun_b</text:p>
      <text:p text:style-name="P37">10</text:p>
      <text:p text:style-name="P37">sali de fun_b</text:p>
      <text:p text:style-name="P37">estoy en fun_a</text:p>
      <text:p text:style-name="P37">10</text:p>
      <text:p text:style-name="P37">x vale en fun_a</text:p>
      <text:p text:style-name="P37">5</text:p>
      <text:p text:style-name="P37">sali de fun_a</text:p>
      <text:p text:style-name="P37">5</text:p>
      <text:p text:style-name="P37"/>
      <text:p text:style-name="P37"/>
      <text:p text:style-name="P41">Explicación.</text:p>
      <text:p text:style-name="P41"><text:soft-page-break/></text:p>
      <text:p text:style-name="P38">Se define una variable <text:s/>la variable 'x' que tiene alcance sobre las dos funciones, <text:s/>luego se llama a fun_b, alli se declara una nueva variable 'x' y se le asigna un valor diferente a la anterior, la funcion devuelve la funcion fun_a que tiene que imprimir 'x'.</text:p>
      <text:p text:style-name="P38">como JavaScript tiene alcance estatico, toma el valor de la variable del bloque contenedor.</text:p>
      <text:p text:style-name="P38">De esta forma se demuestra que JavaScript tiene alcance ESTÁTICO.</text:p>
      <text:p text:style-name="P5"/>
      <text:p text:style-name="P5"/>
      <text:p text:style-name="P5"><text:span text:style-name="T1">Ruby</text:span>.</text:p>
      <text:p text:style-name="P5"/>
      <text:p text:style-name="P8">Código.</text:p>
      <text:p text:style-name="P8"/>
      <text:p text:style-name="P13">$global_var = 1 </text:p>
      <text:p text:style-name="P13"/>
      <text:p text:style-name="P13">def function_a(z) </text:p>
      <text:p text:style-name="P13"><text:tab/>print "function_a, z --&gt; ", z </text:p>
      <text:p text:style-name="P13"><text:tab/>print "\n" </text:p>
      <text:p text:style-name="P13"><text:tab/>print "function_a, global_var --&gt; ", $global_var </text:p>
      <text:p text:style-name="P13"><text:tab/>print "\n" </text:p>
      <text:p text:style-name="P13"><text:tab/>print "resultado de function_a = ", ($global_var + z) </text:p>
      <text:p text:style-name="P13"><text:tab/>print "\n" </text:p>
      <text:p text:style-name="P13"><text:tab/>return $global_var + z </text:p>
      <text:p text:style-name="P13"/>
      <text:p text:style-name="P13">end </text:p>
      <text:p text:style-name="P13"/>
      <text:p text:style-name="P13">def function_b(y) </text:p>
      <text:p text:style-name="P13"><text:tab/>print "function_b, y --&gt; ", y </text:p>
      <text:p text:style-name="P13"><text:tab/>print "\n" </text:p>
      <text:p text:style-name="P13"><text:tab/>$global_var = y+1 </text:p>
      <text:p text:style-name="P13"><text:tab/>print "function_b, global_var --&gt; ", $global_var </text:p>
      <text:p text:style-name="P13"><text:tab/>print "\n" </text:p>
      <text:p text:style-name="P13"><text:tab/>print "function_b, return: ", ($global_var*y) </text:p>
      <text:p text:style-name="P13"><text:tab/>print "\n" </text:p>
      <text:p text:style-name="P13"><text:tab/>return function_a($global_var*y) </text:p>
      <text:p text:style-name="P13"/>
      <text:p text:style-name="P13">end </text:p>
      <text:p text:style-name="P13"/>
      <text:p text:style-name="P13">function_b(3)</text:p>
      <text:p text:style-name="P8"/>
      <text:p text:style-name="P9">La salida en pantalla que se obtuvo al ejecutar el código es:</text:p>
      <text:p text:style-name="P9"/>
      <text:p text:style-name="P13">function_b, y --&gt; 3 </text:p>
      <text:p text:style-name="P13">function_b, global_var --&gt; 4 </text:p>
      <text:p text:style-name="P13">function_b, return: 12 </text:p>
      <text:p text:style-name="P13">function_a, z --&gt; 12 </text:p>
      <text:p text:style-name="P13">function_a, global_var --&gt; 4 </text:p>
      <text:p text:style-name="P13">resultado de function_a = 16</text:p>
      <text:p text:style-name="P13"/>
      <text:p text:style-name="P33">Explicación.</text:p>
      <text:p text:style-name="P33"/>
      <text:p text:style-name="P23">En Ruby no se declara el tipo de las variables, por lo que la variable toma diferentes valores en distintas funciones, en 'function_b' 'global_var' tiene el valor de 4 mientras que la definida fuera de <text:soft-page-break/>las funciones toma el valor de 1.</text:p>
      <text:p text:style-name="P23">La función 'function_a' se ocupa de imprimir el valor de 'global_var' la cual vale 4 que fue el último valor que tomó.</text:p>
      <text:p text:style-name="P23">Por este motivo, se deduce que Ruby es de alcance DINÁM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7:10:37.725862470</meta:creation-date>
    <dc:date>2015-05-16T00:37:48.294527395</dc:date>
    <meta:editing-duration>PT4H40M51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8" meta:paragraph-count="269" meta:word-count="1417" meta:character-count="8960" meta:non-whitespace-character-count="6975"/>
  </office:meta>
</office:document-meta>
</file>